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8.7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2.197cm" style:rel-column-width="27849*"/>
    </style:style>
    <style:style style:name="Principal.B" style:family="table-column">
      <style:table-column-properties style:column-width="9.499cm" style:rel-column-width="21687*"/>
    </style:style>
    <style:style style:name="Principal.C" style:family="table-column">
      <style:table-column-properties style:column-width="7.006cm" style:rel-column-width="15999*"/>
    </style:style>
    <style:style style:name="Principal.1" style:family="table-row">
      <style:table-row-properties fo:background-color="transparent" fo:keep-together="auto">
        <style:background-image/>
      </style:table-row-properties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fo:padding="0.097cm" fo:border-left="none" fo:border-right="none" fo:border-top="2pt solid #808080" fo:border-bottom="none"/>
    </style:style>
    <style:style style:name="Principal.C1" style:family="table-cell">
      <style:table-cell-properties style:vertical-align="" fo:background-color="transparent" fo:padding="0.049cm" fo:border-left="none" fo:border-right="2pt solid #808080" fo:border-top="2pt solid #808080" fo:border-bottom="none" style:writing-mode="page">
        <style:background-image/>
      </style:table-cell-properties>
    </style:style>
    <style:style style:name="Principal.B2" style:family="table-cell">
      <style:table-cell-properties fo:padding="0.049cm" fo:border-left="none" fo:border-right="none" fo:border-top="none" fo:border-bottom="2pt solid #808080"/>
    </style:style>
    <style:style style:name="Principal.C2" style:family="table-cell">
      <style:table-cell-properties fo:padding="0.049cm" fo:border-left="none" fo:border-right="2pt solid #808080" fo:border-top="none" fo:border-bottom="2pt solid #808080"/>
    </style:style>
    <style:style style:name="Detail" style:family="table">
      <style:table-properties style:width="28.619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Detail.A" style:family="table-column">
      <style:table-column-properties style:column-width="5.292cm"/>
    </style:style>
    <style:style style:name="Detail.B" style:family="table-column">
      <style:table-column-properties style:column-width="3.519cm"/>
    </style:style>
    <style:style style:name="Detail.C" style:family="table-column">
      <style:table-column-properties style:column-width="3.122cm"/>
    </style:style>
    <style:style style:name="Detail.D" style:family="table-column">
      <style:table-column-properties style:column-width="3.942cm"/>
    </style:style>
    <style:style style:name="Detail.E" style:family="table-column">
      <style:table-column-properties style:column-width="3.175cm"/>
    </style:style>
    <style:style style:name="Detail.F" style:family="table-column">
      <style:table-column-properties style:column-width="3.201cm"/>
    </style:style>
    <style:style style:name="Detail.H" style:family="table-column">
      <style:table-column-properties style:column-width="3.193cm"/>
    </style:style>
    <style:style style:name="Detail.A1" style:family="table-cell">
      <style:table-cell-properties fo:padding="0.097cm" fo:border-left="0.75pt solid #000000" fo:border-right="0.75pt solid #000000" fo:border-top="0.75pt solid #000000" fo:border-bottom="none"/>
    </style:style>
    <style:style style:name="Detail.2" style:family="table-row">
      <style:table-row-properties fo:background-color="transparent" fo:keep-together="auto">
        <style:background-image/>
      </style:table-row-properties>
    </style:style>
    <style:style style:name="Detail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Detail.B2" style:family="table-cell">
      <style:table-cell-properties style:vertical-align="middle" fo:padding="0.097cm" fo:border-left="none" fo:border-right="0.75pt solid #000000" fo:border-top="none" fo:border-bottom="0.75pt solid #000000"/>
    </style:style>
    <style:style style:name="Detail.F2" style:family="table-cell">
      <style:table-cell-properties style:vertical-align="middle" fo:padding="0.097cm" fo:border-left="none" fo:border-right="none" fo:border-top="none" fo:border-bottom="0.75pt solid #000000"/>
    </style:style>
    <style:style style:name="Detail.G2" style:family="table-cell">
      <style:table-cell-properties style:vertical-align="middle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Detail.H2" style:family="table-cell">
      <style:table-cell-properties style:vertical-align="middle" fo:background-color="transparent" fo:padding="0.097cm" fo:border-left="none" fo:border-right="0.75pt solid #000000" fo:border-top="none" fo:border-bottom="0.75pt solid #000000" style:writing-mode="page">
        <style:background-image/>
      </style:table-cell-properties>
    </style:style>
    <style:style style:name="Detail.A3" style:family="table-cell">
      <style:table-cell-properties fo:padding="0cm" fo:border="none"/>
    </style:style>
    <style:style style:name="Detail.A4" style:family="table-cell">
      <style:table-cell-properties fo:padding="0.097cm" fo:border-left="0.05pt solid #000000" fo:border-right="none" fo:border-top="none" fo:border-bottom="0.05pt solid #000000"/>
    </style:style>
    <style:style style:name="Detail.B4" style:family="table-cell">
      <style:table-cell-properties fo:padding="0.097cm" fo:border-left="none" fo:border-right="0.05pt solid #000000" fo:border-top="none" fo:border-bottom="0.05pt solid #000000"/>
    </style:style>
    <style:style style:name="Detail.C4" style:family="table-cell">
      <style:table-cell-properties fo:padding="0.097cm" fo:border-left="0.05pt solid #000000" fo:border-right="none" fo:border-top="none" fo:border-bottom="0.05pt solid #000000"/>
    </style:style>
    <style:style style:name="Detail.D4" style:family="table-cell">
      <style:table-cell-properties fo:padding="0.097cm" fo:border-left="none" fo:border-right="0.05pt solid #000000" fo:border-top="none" fo:border-bottom="0.05pt solid #000000"/>
    </style:style>
    <style:style style:name="Detail.E4" style:family="table-cell">
      <style:table-cell-properties fo:padding="0.097cm" fo:border-left="0.05pt solid #000000" fo:border-right="none" fo:border-top="none" fo:border-bottom="0.05pt solid #000000"/>
    </style:style>
    <style:style style:name="Detail.F4" style:family="table-cell">
      <style:table-cell-properties fo:padding="0.097cm" fo:border-left="none" fo:border-right="none" fo:border-top="none" fo:border-bottom="0.05pt solid #000000"/>
    </style:style>
    <style:style style:name="Detail.G4" style:family="table-cell">
      <style:table-cell-properties fo:padding="0.097cm" fo:border-left="none" fo:border-right="none" fo:border-top="none" fo:border-bottom="0.05pt solid #000000"/>
    </style:style>
    <style:style style:name="Detail.H4" style:family="table-cell">
      <style:table-cell-properties fo:padding="0.097cm" fo:border-left="none" fo:border-right="0.05pt solid #000000" fo:border-top="none" fo:border-bottom="0.05pt solid #000000"/>
    </style:style>
    <style:style style:name="Detail.A5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4pt" fo:language="zxx" fo:country="none" fo:font-weight="bold" officeooo:rsid="003114dd" officeooo:paragraph-rsid="003d5b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13pt" fo:language="zxx" fo:country="none" fo:font-weight="bold" officeooo:rsid="001cbd64" officeooo:paragraph-rsid="003e9af1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text-properties style:font-name="Liberation Sans" fo:font-size="10pt" officeooo:paragraph-rsid="001f062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paragraph-rsid="0036ad8c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paragraph-rsid="003d5bc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9694e" officeooo:paragraph-rsid="0029694e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officeooo:paragraph-rsid="0029694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language="zxx" fo:country="none" officeooo:rsid="0029694e" officeooo:paragraph-rsid="001f0624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fo:language="zxx" fo:country="none" fo:font-weight="bold" officeooo:rsid="003114dd" officeooo:paragraph-rsid="001f062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fo:language="zxx" fo:country="none" fo:font-weight="bold" officeooo:rsid="00432ca5" officeooo:paragraph-rsid="00432ca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0.5pt" fo:language="zxx" fo:country="none" fo:font-weight="bold" officeooo:rsid="00277e02" officeooo:paragraph-rsid="00277e02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1" fo:font-size="10.5pt" fo:language="zxx" fo:country="none" fo:font-weight="bold" officeooo:rsid="003114dd" officeooo:paragraph-rsid="003d5bc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14" style:family="paragraph" style:parent-style-name="Header">
      <style:text-properties style:font-name="Liberation Sans"/>
    </style:style>
    <style:style style:name="P15" style:family="paragraph" style:parent-style-name="Standard">
      <style:text-properties style:font-name="Liberation Sans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9pt" officeooo:rsid="001cbd64" officeooo:paragraph-rsid="00474492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zxx" fo:country="none" fo:font-weight="bold" officeooo:rsid="003114dd" officeooo:paragraph-rsid="003114d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0pt" fo:language="zxx" fo:country="none" officeooo:rsid="0029694e" officeooo:paragraph-rsid="003114dd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0pt" fo:language="zxx" fo:country="none" officeooo:rsid="0029694e" officeooo:paragraph-rsid="003d5bc7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0pt" fo:language="zxx" fo:country="none" officeooo:rsid="003d5bc7" officeooo:paragraph-rsid="003d5bc7" style:font-size-asian="10pt" style:language-asian="zxx" style:country-asian="none" style:font-size-complex="10pt" style:language-complex="zxx" style:country-complex="none"/>
    </style:style>
    <style:style style:name="P21" style:family="paragraph" style:parent-style-name="Footer">
      <style:paragraph-properties fo:text-align="start" style:justify-single-word="false">
        <style:tab-stops>
          <style:tab-stop style:position="11.906cm"/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size="9pt" officeooo:rsid="0043f9e5" officeooo:paragraph-rsid="00474492" style:font-size-asian="9pt" style:font-size-complex="9pt"/>
    </style:style>
    <style:style style:name="P22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1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1" fo:font-size="10.5pt" fo:font-weight="bold" officeooo:rsid="001e2c5a" officeooo:paragraph-rsid="003114d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margin-left="0.199cm" fo:margin-right="0cm" fo:text-indent="0cm" style:auto-text-indent="false"/>
      <style:text-properties style:font-name="Liberation Sans1" fo:font-size="20pt" fo:font-weight="bold" officeooo:paragraph-rsid="003e9af1" style:font-size-asian="20pt" style:font-weight-asian="bold" style:font-size-complex="20pt" style:font-weight-complex="bold"/>
    </style:style>
    <style:style style:name="T1" style:family="text">
      <style:text-properties officeooo:rsid="00327c1f"/>
    </style:style>
    <style:style style:name="T2" style:family="text">
      <style:text-properties officeooo:rsid="003e9af1"/>
    </style:style>
    <style:style style:name="T3" style:family="text">
      <style:text-properties officeooo:rsid="00316bb6"/>
    </style:style>
    <style:style style:name="T4" style:family="text">
      <style:text-properties style:text-outline="false" style:text-line-through-style="none" style:text-line-through-type="none" style:font-name="Arial1" fo:language="zxx" fo:country="none" fo:font-style="normal" fo:text-shadow="none" style:text-underline-style="none" fo:font-weight="normal" officeooo:rsid="00474492" style:language-asian="zxx" style:country-asian="none" style:font-style-asian="normal" style:font-weight-asian="normal" style:language-complex="zxx" style:country-complex="none" style:text-emphasize="none"/>
    </style:style>
    <style:style style:name="T5" style:family="text">
      <style:text-properties style:text-outline="false" style:text-line-through-style="none" style:text-line-through-type="none" style:font-name="Arial1" fo:language="zxx" fo:country="none" fo:font-style="normal" fo:text-shadow="none" style:text-underline-style="none" fo:font-weight="normal" officeooo:rsid="003114dd" style:language-asian="zxx" style:country-asian="none" style:font-style-asian="normal" style:font-weight-asian="normal" style:language-complex="zxx" style:country-complex="none" style:text-emphasize="none"/>
    </style:style>
    <style:style style:name="T6" style:family="text">
      <style:text-properties officeooo:rsid="00474492"/>
    </style:style>
    <style:style style:name="T7" style:family="text">
      <style:text-properties officeooo:rsid="00568c8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 table:style-name="Principal.1">
          <table:table-cell table:style-name="Principal.A1" table:number-rows-spanned="2" office:value-type="string">
            <text:p text:style-name="P24"><text:span text:style-name="T7">PLAN DE ESTUDIO:</text:span><text:placeholder text:placeholder-type="text">&lt;code&gt;</text:placeholder></text:p>
          </table:table-cell>
          <table:table-cell table:style-name="Principal.B1" office:value-type="string">
            <text:p text:style-name="P13">Expiry date range:</text:p>
          </table:table-cell>
          <table:table-cell table:style-name="Principal.C1" office:value-type="string">
            <text:p text:style-name="P23"><text:placeholder text:placeholder-type="text">&lt;format_date(expiry_date_from, user.language)&gt;</text:placeholder><text:s/>- <text:placeholder text:placeholder-type="text">&lt;format_date(expiry_date_to, user.language)&gt;</text:placeholder></text:p>
          </table:table-cell>
        </table:table-row>
        <table:table-row>
          <table:covered-table-cell/>
          <table:table-cell table:style-name="Principal.B2" office:value-type="string">
            <text:p text:style-name="P12"/>
          </table:table-cell>
          <table:table-cell table:style-name="Principal.C2" office:value-type="string">
            <text:p text:style-name="P22"/>
          </table:table-cell>
        </table:table-row>
      </table:table>
      <text:p text:style-name="P15"/>
      <table:table table:name="Detail" table:style-name="Detail">
        <table:table-column table:style-name="Detail.A"/>
        <table:table-column table:style-name="Detail.B"/>
        <table:table-column table:style-name="Detail.C"/>
        <table:table-column table:style-name="Detail.D"/>
        <table:table-column table:style-name="Detail.E"/>
        <table:table-column table:style-name="Detail.F"/>
        <table:table-column table:style-name="Detail.E"/>
        <table:table-column table:style-name="Detail.H"/>
        <table:table-header-rows>
          <table:table-row>
            <table:table-cell table:style-name="Detail.A1" table:number-columns-spanned="2" office:value-type="string">
              <text:p text:style-name="P10">Sample</text:p>
            </table:table-cell>
            <table:covered-table-cell/>
            <table:table-cell table:style-name="Detail.A1" table:number-columns-spanned="2" office:value-type="string">
              <text:p text:style-name="P11">Sample input to file</text:p>
            </table:table-cell>
            <table:covered-table-cell/>
            <table:table-cell table:style-name="Detail.A1" table:number-columns-spanned="4" office:value-type="string">
              <text:p text:style-name="P17">Countersample</text:p>
            </table:table-cell>
            <table:covered-table-cell/>
            <table:covered-table-cell/>
            <table:covered-table-cell/>
          </table:table-row>
          <table:table-row table:style-name="Detail.2">
            <table:table-cell table:style-name="Detail.A2" office:value-type="string">
              <text:p text:style-name="P7">Code</text:p>
            </table:table-cell>
            <table:table-cell table:style-name="Detail.B2" office:value-type="string">
              <text:p text:style-name="P18">Type</text:p>
            </table:table-cell>
            <table:table-cell table:style-name="Detail.A2" office:value-type="string">
              <text:p text:style-name="P18">Packages quantity and type</text:p>
            </table:table-cell>
            <table:table-cell table:style-name="Detail.B2" office:value-type="string">
              <text:p text:style-name="P18">Location</text:p>
            </table:table-cell>
            <table:table-cell table:style-name="Detail.A2" office:value-type="string">
              <text:p text:style-name="P18">Location</text:p>
            </table:table-cell>
            <table:table-cell table:style-name="Detail.F2" office:value-type="string">
              <text:p text:style-name="P9">Countersample date</text:p>
            </table:table-cell>
            <table:table-cell table:style-name="Detail.G2" office:value-type="string">
              <text:p text:style-name="P20">Discharge date</text:p>
            </table:table-cell>
            <table:table-cell table:style-name="Detail.H2" office:value-type="string">
              <text:p text:style-name="P19">Comments</text:p>
            </table:table-cell>
          </table:table-row>
        </table:table-header-rows>
        <table:table-row>
          <table:table-cell table:style-name="Detail.A3" table:number-columns-spanned="8" office:value-type="string">
            <text:p text:style-name="P4"><text:placeholder text:placeholder-type="text">&lt;for each="fraction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etail.A4" office:value-type="string">
            <text:p text:style-name="P8"><text:placeholder text:placeholder-type="text">&lt;fraction['number']&gt;</text:placeholder></text:p>
          </table:table-cell>
          <table:table-cell table:style-name="Detail.B4" office:value-type="string">
            <text:p text:style-name="P5"><text:placeholder text:placeholder-type="text">&lt;fraction['type']&gt;</text:placeholder></text:p>
          </table:table-cell>
          <table:table-cell table:style-name="Detail.C4" office:value-type="string">
            <text:p text:style-name="P5"><text:placeholder text:placeholder-type="text">&lt;fraction['packages']&gt;</text:placeholder></text:p>
          </table:table-cell>
          <table:table-cell table:style-name="Detail.D4" office:value-type="string">
            <text:p text:style-name="P5"><text:placeholder text:placeholder-type="text">&lt;fraction['storage_location']&gt;</text:placeholder></text:p>
          </table:table-cell>
          <table:table-cell table:style-name="Detail.E4" office:value-type="string">
            <text:p text:style-name="P5"><text:placeholder text:placeholder-type="text">&lt;fraction['countersample_location']&gt;</text:placeholder></text:p>
          </table:table-cell>
          <table:table-cell table:style-name="Detail.F4" office:value-type="string">
            <text:p text:style-name="P5"><text:placeholder text:placeholder-type="text">&lt;format_date(fraction['countersample_date'], user.language) if fraction['countersample_date'] else ''&gt;</text:placeholder></text:p>
          </table:table-cell>
          <table:table-cell table:style-name="Detail.G4" office:value-type="string">
            <text:p text:style-name="P6"><text:placeholder text:placeholder-type="text">&lt;format_date(fraction['discharge_date'], user.language) if fraction['discharge_date'] else ''&gt;</text:placeholder></text:p>
          </table:table-cell>
          <table:table-cell table:style-name="Detail.H4" office:value-type="string">
            <text:p text:style-name="P6"><text:placeholder text:placeholder-type="text">&lt;fraction['comments']&gt;</text:placeholder></text:p>
          </table:table-cell>
        </table:table-row>
        <table:table-row>
          <table:table-cell table:style-name="Detail.A5" table:number-columns-spanned="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8.702cm" table:align="margins"/>
    </style:style>
    <style:style style:name="Header.A" style:family="table-column">
      <style:table-column-properties style:column-width="6.1cm" style:rel-column-width="13926*"/>
    </style:style>
    <style:style style:name="Header.B" style:family="table-column">
      <style:table-column-properties style:column-width="16.503cm" style:rel-column-width="37681*"/>
    </style:style>
    <style:style style:name="Header.C" style:family="table-column">
      <style:table-column-properties style:column-width="6.1cm" style:rel-column-width="13928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" fo:font-size="14pt" fo:language="zxx" fo:country="none" fo:font-weight="bold" officeooo:rsid="003114dd" officeooo:paragraph-rsid="003d5bc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13pt" fo:language="zxx" fo:country="none" fo:font-weight="bold" officeooo:rsid="001cbd64" officeooo:paragraph-rsid="003e9af1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"/>
    </style:style>
    <style:style style:name="MP5" style:family="paragraph" style:parent-style-name="Standard">
      <style:paragraph-properties fo:text-align="start" style:justify-single-word="false"/>
      <style:text-properties style:font-name="Liberation Sans" fo:font-size="9pt" officeooo:rsid="001cbd64" officeooo:paragraph-rsid="00474492" style:font-size-asian="9pt" style:font-size-complex="9pt"/>
    </style:style>
    <style:style style:name="MP6" style:family="paragraph" style:parent-style-name="Footer">
      <style:paragraph-properties fo:text-align="start" style:justify-single-word="false">
        <style:tab-stops>
          <style:tab-stop style:position="11.906cm"/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size="9pt" officeooo:rsid="0043f9e5" officeooo:paragraph-rsid="00474492" style:font-size-asian="9pt" style:font-size-complex="9pt"/>
    </style:style>
    <style:style style:name="MT1" style:family="text">
      <style:text-properties officeooo:rsid="00327c1f"/>
    </style:style>
    <style:style style:name="MT2" style:family="text">
      <style:text-properties officeooo:rsid="003e9af1"/>
    </style:style>
    <style:style style:name="MT3" style:family="text">
      <style:text-properties officeooo:rsid="00316bb6"/>
    </style:style>
    <style:style style:name="MT4" style:family="text">
      <style:text-properties style:text-outline="false" style:text-line-through-style="none" style:text-line-through-type="none" style:font-name="Arial1" fo:language="zxx" fo:country="none" fo:font-style="normal" fo:text-shadow="none" style:text-underline-style="none" fo:font-weight="normal" officeooo:rsid="00474492" style:language-asian="zxx" style:country-asian="none" style:font-style-asian="normal" style:font-weight-asian="normal" style:language-complex="zxx" style:country-complex="none" style:text-emphasize="none"/>
    </style:style>
    <style:style style:name="MT5" style:family="text">
      <style:text-properties style:text-outline="false" style:text-line-through-style="none" style:text-line-through-type="none" style:font-name="Arial1" fo:language="zxx" fo:country="none" fo:font-style="normal" fo:text-shadow="none" style:text-underline-style="none" fo:font-weight="normal" officeooo:rsid="003114dd" style:language-asian="zxx" style:country-asian="none" style:font-style-asian="normal" style:font-weight-asian="normal" style:language-complex="zxx" style:country-complex="none" style:text-emphasize="none"/>
    </style:style>
    <style:style style:name="MT6" style:family="text">
      <style:text-properties officeooo:rsid="0047449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Discharge of Countersamples</text:p>
            </table:table-cell>
            <table:table-cell office:value-type="string">
              <text:p text:style-name="MP3"><text:span text:style-name="MT1">BPL</text:span> 005 - An<text:span text:style-name="MT1">e</text:span>x<text:span text:style-name="MT1">o</text:span> <text:span text:style-name="MT2">7</text:span> – <text:span text:style-name="MT3">Rev. 2</text:span></text:p>
            </table:table-cell>
          </table:table-row>
        </table:table>
        <text:p text:style-name="MP4"/>
      </style:header>
      <style:footer>
        <text:p text:style-name="MP5"><text:span text:style-name="MT4">DE/IP Signature (Strike out what does not apply):</text:span><text:span text:style-name="MT5"><text:tab/><text:tab/><text:tab/><text:tab/><text:tab/><text:tab/><text:tab/><text:tab/><text:tab/><text:tab/></text:span><text:span text:style-name="MT4">File operations responsible Signature:</text:span><text:tab/><text:tab/><text:tab/><text:tab/><text:tab/><text:tab/><text:tab/><text:tab/><text:tab/><text:tab/><text:tab/><text:tab/><text:tab/><text:tab/><text:tab/><text:tab/><text:tab/><text:tab/>Page: <text:page-number text:select-page="current">1</text:page-number>/<text:page-count>1</text:page-count></text:p>
        <text:p text:style-name="MP6"><text:span text:style-name="MT6">Date:</text:span><text:tab/><text:span text:style-name="MT6">Date: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7:10.037989256</meta:creation-date>
    <meta:editing-duration>P0D</meta:editing-duration>
    <meta:editing-cycles>1</meta:editing-cycles>
    <meta:generator>LibreOffice/5.4.1.2.0$Linux_X86_64 LibreOffice_project/40m0$Build-2</meta:generator>
    <meta:document-statistic meta:table-count="3" meta:image-count="0" meta:object-count="0" meta:page-count="1" meta:paragraph-count="28" meta:word-count="79" meta:character-count="832" meta:non-whitespace-character-count="754"/>
    <meta:user-defined meta:name="Info 1"/>
    <meta:user-defined meta:name="Info 2"/>
    <meta:user-defined meta:name="Info 3"/>
    <meta:user-defined meta:name="Info 4"/>
  </office:meta>
</office:document-meta>
</file>